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81cf"/>
    </style:style>
    <style:style style:name="P2" style:family="paragraph" style:parent-style-name="Standard">
      <style:paragraph-properties fo:text-align="start" style:justify-single-word="false"/>
      <style:text-properties officeooo:rsid="0017e7d9" officeooo:paragraph-rsid="0017e7d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1c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7e7d9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euronales Netzwer</text:span><text:span text:style-name="T3">k</text:span></text:p>
      <text:p text:style-name="P2"><text:span text:style-name="T3">E</text:span><text:span text:style-name="T1">in Neuronales Netzwerk ist eine Nachbildung des Gehirns. Ein Neuronales Netzwerk besteht aus Nervenzellen, Neuronen die mit einan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Consolas" fo:font-family="Consolas" style:font-family-generic="modern" style:font-pitch="fixed" fo:font-size="16pt" fo:font-weight="bold" officeooo:rsid="001681cf" style:font-size-asian="16pt" style:font-weight-asian="bold" style:font-size-complex="16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20:19.784000000</meta:creation-date>
    <dc:date>2018-02-05T15:37:28.234000000</dc:date>
    <meta:editing-duration>PT5M43S</meta:editing-duration>
    <meta:editing-cycles>1</meta:editing-cycles>
    <meta:document-statistic meta:table-count="0" meta:image-count="0" meta:object-count="0" meta:page-count="1" meta:paragraph-count="2" meta:word-count="20" meta:character-count="152" meta:non-whitespace-character-count="134"/>
    <meta:generator>LibreOffice/5.3.6.1$Windows_x86 LibreOffice_project/686f202eff87ef707079aeb7f485847613344eb7</meta:generator>
  </office:meta>
</office:document-meta>
</file>